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Garamond" fo:font-size="9pt" fo:font-style="normal" fo:text-shadow="none" style:text-underline-style="none" fo:font-weight="bold" style:font-name-asian="Garamond" style:font-size-asian="9pt" style:font-style-asian="normal" style:font-weight-asian="bold" style:font-name-complex="Garamond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Garamond" fo:font-size="9pt" fo:font-style="normal" fo:text-shadow="none" style:text-underline-style="none" fo:font-weight="normal" style:font-name-asian="Garamond" style:font-size-asian="9pt" style:font-style-asian="normal" style:font-weight-asian="normal" style:font-name-complex="Garamond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Garamond" fo:font-size="9pt" fo:font-style="normal" fo:text-shadow="none" style:text-underline-style="none" fo:font-weight="normal" style:font-name-asian="Garamond" style:font-size-asian="9pt" style:font-style-asian="normal" style:font-weight-asian="normal" style:font-name-complex="Garamond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Garamond" style:font-name-asian="Garamond" style:font-name-complex="Garamond"/>
    </style:style>
    <style:style style:name="T2" style:family="text">
      <style:text-properties style:font-name="Garamond" style:font-name-asian="Garamond" style:font-name-complex="Garamond"/>
    </style:style>
    <style:style style:name="T3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TRATO DE VENTA</text:p>
      <text:p text:style-name="P1">CON RESERVA DE DOMINIO</text:p>
      <text:p text:style-name="P1"/>
      <text:p text:style-name="P2">Los suscritos, por una parte <text:text-input text:description="&lt;o.company_id.ceo&gt;">empresario</text:text-input> <text:s/>con registro único de contribuyentes <text:text-input text:description="&lt;o.company_id.cedula&gt;">ci empresario</text:text-input> representado por el señor domiciliado en <text:s/><text:text-input text:description="&lt;o.company_id.street&gt;">calle empresa</text:text-input>, y que en adelante se le mencionará <text:s/>llamándolo VENDEDOR PROPIETARIO O ACREEDEOR, y por otra parte el/los Sr </text:p>
      <text:p text:style-name="P2"><text:text-input text:description="&lt;o.partner_id.name&gt;">cliente</text:text-input> <text:tab/><text:tab/><text:tab/><text:tab/><text:tab/><text:tab/><text:tab/><text:span text:style-name="T1">C.I. </text:span><text:span text:style-name="T1"><text:text-input text:description="&lt;o.partner_id.cedula&gt;">ci cliente</text:text-input></text:span><text:span text:style-name="T1"> <text:s text:c="4"/>Y</text:span></text:p>
      <text:p text:style-name="P2"><text:text-input text:description="&lt;o.cyg_partner_id.name&gt;">conyuge</text:text-input> <text:tab/><text:tab/><text:tab/><text:tab/><text:tab/><text:tab/><text:span text:style-name="T1">C.I. </text:span><text:span text:style-name="T1"><text:text-input text:description="&lt;o.cyg_partner_id.cedula&gt;">ci conyuge</text:text-input></text:span></text:p>
      <text:p text:style-name="P3">de profesión <text:text-input text:description="&lt;o.partner_id.profesion&gt;">profesion</text:text-input> domiciliado en <text:text-input text:description="&lt;o.partner_id.city&gt;">city</text:text-input> <text:text-input text:description="&lt;o.partner_id.address.street&gt;">calle cliente</text:text-input> y <text:text-input text:description="&lt;o.partner_id.address.street2&gt;">calle2 cliente</text:text-input> telefono <text:text-input text:description="&lt;o.partner_id.address.phone&gt;">phone</text:text-input> que en adelante se le denominará el COMPRADOR. </text:p>
      <text:p text:style-name="P3">Celebran el siguiente Contrato de Venta con Reserva de Dominio, de conformidad con las disposiciones <text:s/>legales sobre la materia y las cláusulas que siguen:</text:p>
      <text:p text:style-name="P3"/>
      <text:p text:style-name="P3">PRIMERA: <text:span text:style-name="T1"><text:text-input text:description="&lt;o.company_id.ceo&gt;">empresario</text:text-input></text:span><text:span text:style-name="T1"> </text:span><text:s/>vende con reserva de dominio, al comprador, el/los objeto(s) que se describen a continuación:</text:p>
      <text:p text:style-name="P3">VEHICULO <text:tab/>MARCA: <text:text-input text:description="&lt;o.product_id.name&gt;">product.name</text:text-input></text:p>
      <text:p text:style-name="P3"><text:tab/><text:tab/>No. MOTOR: <text:text-input text:description="&lt;o.product_id.motor&gt;">product.motor</text:text-input></text:p>
      <text:p text:style-name="P3"><text:tab/><text:tab/>No. CHASIS: <text:text-input text:description="&lt;o.product_id.chasis&gt;">chasis</text:text-input></text:p>
      <text:p text:style-name="P3"><text:tab/><text:tab/>COLOR: <text:text-input text:description="&lt;o.product_id.color&gt;">color	</text:text-input></text:p>
      <text:p text:style-name="P3"><text:tab/><text:tab/>CLASE: <text:text-input text:description="&lt;o.product_id.clase&gt;">clase</text:text-input></text:p>
      <text:p text:style-name="P3"><text:tab/><text:tab/>MODELO: <text:text-input text:description="&lt;o.product_id.modelo&gt;">modelo</text:text-input></text:p>
      <text:p text:style-name="P3"><text:tab/><text:tab/>PLACA: <text:text-input text:description="&lt;o.product_id.cae&gt;">cae</text:text-input></text:p>
      <text:p text:style-name="P3"/>
      <text:p text:style-name="P3">Mercadería <text:s/>que el comprador declara haberla recibido a su entera satisfacción y sin tener reclamo posterior alguno.</text:p>
      <text:p text:style-name="P3"/>
      <text:p text:style-name="P3">SEGUNDA.- El precio de el /los objeto(s) descritos en la cláusula anterior es <text:text-input text:description="&lt;o.total_pagare&gt;">total pagare</text:text-input> </text:p>
      <text:p text:style-name="P3"><text:text-input text:description="&lt;o.total_pagare_texto&gt;">total texto</text:text-input> DOLARES DE LOS ESTADOS UNIDOS DE NORTEAMERICA</text:p>
      <text:p text:style-name="P3">que el comprador se obliga a pagar en la siguiente forma:</text:p>
      <text:p text:style-name="P3"><text:text-input text:description="&lt;o.financiamiento&gt;">financiamiento</text:text-input> <text:span text:style-name="T3">LETRAS DE CAMBIO POR EL VALOR DE 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3-01-03T11:18:29</meta:creation-date>
    <dc:date>2013-01-03T17:45:26</dc:date>
    <dc:creator>Ruth </dc:creator>
    <meta:editing-duration>PT2H54M32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20" meta:word-count="193" meta:character-count="1266" meta:non-whitespace-character-count="1052"/>
  </office:meta>
</office:document-meta>
</file>